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T1" style:family="text">
      <style:text-properties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qual Opportunities Policy</text:h>
      <text:p text:style-name="Text_20_body">It is important to recognise that every child is unique and an individual. My setting aims to value and celebrate diversity and recognise individual differences whether they be race, religion, gender, age, physical ability or dietary beliefs. I will ensure that I treat all children with equal concern and respect to meet their individual needs and give them the opportunity to reach their full potential. I will always help the children to feel good about themselves and others, by celebrating the differences which make us unique. </text:p>
      <text:p text:style-name="Text_20_body"><text:span text:style-name="Default_20_Paragraph_20_Font"><text:span text:style-name="T1">I will offer a wide range of toys that reflect and celebrate diversity and will c</text:span></text:span>elebrate and observe a variety of special dates from many religions such as Eid, Christmas, Chinese New Year, Diwali etc. This will be done through many ways such as cooking, baking, crafting and artwork, parties etc. </text:p>
      <text:p text:style-name="Text_20_body">I encourage the children in my care to learn more about their own culture and to find out about the culture and religions of other children through fun activities. This leads to them having a healthy respect of each other's differences and to value everyone as an individual. </text:p>
      <text:p text:style-name="Text_20_body">Before a child registers at my setting an “All About Me” form will be completed. This is to ensure that individual needs, of any type, are discussed and recorded. These requirements will be adhered to at all times. <text:s/>When necessary activities and the menu will be adapted accordingly. </text:p>
      <text:p text:style-name="Text_20_body">Each child is observed and “Next Steps” are planned for them to develop and learn. Activities will be organised specifically for their developmental stage. </text:p>
      <text:p text:style-name="Text_20_body">If a child has any additional needs or disabilities that require me to have further training this will be completed as soon as is realistically possible. I will work alongside parents/carers and outside agencies to ensure that each child's needs are met at all times. I encourage parents/carers to share with us any festivals or special occasions which may enhance the children's learning and understanding. </text:p>
      <text:p text:style-name="Standard">Date: 07/06/2014</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16:30:23</meta:creation-date>
    <dc:date>2014-06-08T17:32:13</dc:date>
    <meta:editing-duration>PT23M12S</meta:editing-duration>
    <meta:editing-cycles>9</meta:editing-cycles>
    <meta:generator>LibreOffice/3.5$Linux_X86_64 LibreOffice_project/350m1$Build-2</meta:generator>
    <dc:creator>Ross Fenning</dc:creator>
    <meta:document-statistic meta:table-count="0" meta:image-count="0" meta:object-count="0" meta:page-count="1" meta:paragraph-count="8" meta:word-count="327" meta:character-count="1998" meta:non-whitespace-character-count="1672"/>
  </office:meta>
</office:document-meta>
</file>